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9" style:family="paragraph" style:parent-style-name="Standard">
      <style:paragraph-properties style:writing-mode="lr-tb"/>
      <style:text-properties fo:font-size="11pt" fo:font-weight="bold"/>
    </style:style>
    <style:style style:name="P10" style:family="paragraph" style:parent-style-name="Standard">
      <style:paragraph-properties style:writing-mode="lr-tb"/>
      <style:text-properties fo:font-size="11pt" fo:font-weight="bold" style:font-size-complex="11pt" style:font-weight-complex="bold"/>
    </style:style>
    <style:style style:name="P11"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12" style:family="paragraph" style:parent-style-name="Standard">
      <style:paragraph-properties style:writing-mode="lr-tb"/>
      <style:text-properties fo:font-size="11pt" fo:font-weight="bold" style:font-weight-asian="bold" style:font-size-complex="11pt" style:font-weight-complex="bold"/>
    </style:style>
    <style:style style:name="P13" style:family="paragraph" style:parent-style-name="Standard">
      <style:paragraph-properties style:writing-mode="lr-tb"/>
      <style:text-properties fo:font-size="11pt" style:font-size-complex="11pt"/>
    </style:style>
    <style:style style:name="P14" style:family="paragraph" style:parent-style-name="Standard">
      <style:paragraph-properties style:writing-mode="lr-tb"/>
      <style:text-properties fo:font-weight="bold" style:font-weight-complex="bold"/>
    </style:style>
    <style:style style:name="P15"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16" style:family="paragraph" style:parent-style-name="Standard">
      <style:paragraph-properties fo:break-before="page" style:writing-mode="lr-tb"/>
      <style:text-properties fo:font-weight="bold" style:font-weight-complex="bold"/>
    </style:style>
    <style:style style:name="P17"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18" style:family="paragraph" style:parent-style-name="Standard">
      <style:paragraph-properties style:text-autospace="none"/>
    </style:style>
    <style:style style:name="P19" style:family="paragraph" style:parent-style-name="Standard">
      <style:paragraph-properties fo:margin-left="0.0102in" fo:margin-right="0in" fo:text-indent="0in" style:auto-text-indent="false" style:writing-mode="lr-tb">
        <style:tab-stops/>
      </style:paragraph-properties>
      <style:text-properties fo:font-size="10pt"/>
    </style:style>
    <style:style style:name="P20" style:family="paragraph" style:parent-style-name="Standard" style:master-page-name="Standard_20__28_user_29_">
      <style:paragraph-properties style:page-number="auto" style:writing-mode="lr-tb"/>
      <style:text-properties fo:font-size="14pt" fo:font-style="normal" fo:font-weight="bold" style:font-size-complex="14pt" style:font-weight-complex="bold"/>
    </style:style>
    <style:style style:name="P21" style:family="paragraph" style:parent-style-name="Standard">
      <style:paragraph-properties style:text-autospace="none"/>
      <style:text-properties fo:font-size="10pt"/>
    </style:style>
    <style:style style:name="P22"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23" style:family="paragraph" style:parent-style-name="Standard">
      <style:paragraph-properties style:text-autospace="none"/>
      <style:text-properties style:font-name="Arial" fo:font-size="10pt" fo:language="en" fo:country="GB" style:font-name-asian="Courier New" style:font-size-asian="10pt" style:font-name-complex="Courier New" style:font-size-complex="10pt"/>
    </style:style>
    <style:style style:name="P24" style:family="paragraph" style:parent-style-name="Standard">
      <style:paragraph-properties style:text-autospace="none"/>
      <style:text-properties style:font-name="Arial" fo:font-size="10pt"/>
    </style:style>
    <style:style style:name="P25" style:family="paragraph" style:parent-style-name="Standard">
      <style:paragraph-properties style:text-autospace="none"/>
      <style:text-properties style:font-name="Arial"/>
    </style:style>
    <style:style style:name="P26" style:family="paragraph" style:parent-style-name="Standard" style:list-style-name="L1">
      <style:paragraph-properties fo:margin-left="0.5in" fo:margin-right="0in" fo:text-align="justify" style:justify-single-word="false" fo:text-indent="-0.25in" style:auto-text-indent="false" style:writing-mode="lr-tb">
        <style:tab-stops/>
      </style:paragraph-properties>
      <style:text-properties fo:font-size="10pt" style:font-size-complex="10pt"/>
    </style:style>
    <style:style style:name="P27" style:family="paragraph" style:parent-style-name="Standard" style:list-style-name="L3">
      <style:paragraph-properties fo:margin-left="0.5in" fo:margin-right="0in" fo:text-indent="-0.25in" style:auto-text-indent="false" style:writing-mode="lr-tb">
        <style:tab-stops/>
      </style:paragraph-properties>
      <style:text-properties fo:font-size="10pt" style:font-size-complex="10pt"/>
    </style:style>
    <style:style style:name="P28" style:family="paragraph" style:parent-style-name="Standard" style:list-style-name="L4">
      <style:paragraph-properties fo:margin-left="0.5in" fo:margin-right="0in" fo:text-indent="-0.25in" style:auto-text-indent="false" style:writing-mode="lr-tb">
        <style:tab-stops/>
      </style:paragraph-properties>
      <style:text-properties fo:font-size="10pt" style:font-size-complex="10pt"/>
    </style:style>
    <style:style style:name="P29" style:family="paragraph" style:parent-style-name="Standard" style:list-style-name="L3">
      <style:paragraph-properties fo:margin-left="0.5in" fo:margin-right="0in" fo:text-indent="-0.25in" style:auto-text-indent="false" style:writing-mode="lr-tb">
        <style:tab-stops/>
      </style:paragraph-properties>
      <style:text-properties fo:font-size="10pt" fo:font-weight="normal" style:font-size-asian="10pt" style:font-weight-asian="normal" style:font-size-complex="10pt" style:font-weight-complex="normal"/>
    </style:style>
    <style:style style:name="P30" style:family="paragraph" style:parent-style-name="Standard" style:list-style-name="L3">
      <style:paragraph-properties fo:margin-left="0.5in" fo:margin-right="0in" fo:text-indent="-0.25in" style:auto-text-indent="false" style:writing-mode="lr-tb">
        <style:tab-stops/>
      </style:paragraph-properties>
    </style:style>
    <style:style style:name="P31" style:family="paragraph" style:parent-style-name="Standard" style:list-style-name="L4">
      <style:paragraph-properties fo:margin-left="0.5in" fo:margin-right="0in" fo:text-indent="-0.25in" style:auto-text-indent="false" style:writing-mode="lr-tb">
        <style:tab-stops/>
      </style:paragraph-properties>
    </style:style>
    <style:style style:name="P32" style:family="paragraph" style:parent-style-name="Standard" style:list-style-name="L4">
      <style:paragraph-properties fo:margin-left="0.5in" fo:margin-right="0in" fo:text-indent="-0.25in" style:auto-text-indent="false" style:writing-mode="lr-tb">
        <style:tab-stops/>
      </style:paragraph-properties>
      <style:text-properties style:font-name="Arial"/>
    </style:style>
    <style:style style:name="P33" style:family="paragraph" style:parent-style-name="Standard" style:list-style-name="L4">
      <style:paragraph-properties fo:margin-left="0.5in" fo:margin-right="0in" fo:text-indent="-0.25in" style:auto-text-indent="false" style:text-autospace="none" style:writing-mode="lr-tb">
        <style:tab-stops/>
      </style:paragraph-properties>
      <style:text-properties style:font-name="Arial" fo:font-size="10pt" style:font-size-complex="10pt"/>
    </style:style>
    <style:style style:name="P34" style:family="paragraph" style:parent-style-name="Standard">
      <style:paragraph-properties style:writing-mode="lr-tb"/>
    </style:style>
    <style:style style:name="P35" style:family="paragraph" style:parent-style-name="Standard">
      <style:paragraph-properties style:writing-mode="lr-tb"/>
      <style:text-properties fo:font-size="10pt"/>
    </style:style>
    <style:style style:name="P36" style:family="paragraph" style:parent-style-name="Standard">
      <style:paragraph-properties style:writing-mode="lr-tb"/>
      <style:text-properties fo:font-size="10pt" style:font-size-complex="10pt"/>
    </style:style>
    <style:style style:name="P37" style:family="paragraph" style:parent-style-name="Standard">
      <style:paragraph-properties fo:text-align="justify" style:justify-single-word="false" style:writing-mode="lr-tb"/>
      <style:text-properties fo:font-size="10pt" style:font-size-complex="10pt"/>
    </style:style>
    <style:style style:name="P3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9" style:family="paragraph" style:parent-style-name="Standard">
      <style:paragraph-properties style:writing-mode="lr-tb"/>
      <style:text-properties fo:font-size="10pt" fo:font-weight="normal" style:font-weight-asian="normal" style:font-size-complex="10pt" style:font-weight-complex="normal"/>
    </style:style>
    <style:style style:name="P40" style:family="paragraph" style:parent-style-name="Standard">
      <style:paragraph-properties style:writing-mode="lr-tb"/>
      <style:text-properties fo:font-size="10pt" fo:font-weight="normal" style:font-size-asian="12pt" style:font-weight-asian="normal" style:font-size-complex="10pt" style:font-weight-complex="normal"/>
    </style:style>
    <style:style style:name="P41" style:family="paragraph" style:parent-style-name="Standard">
      <style:paragraph-properties style:writing-mode="lr-tb">
        <style:tab-stops/>
      </style:paragraph-properties>
      <style:text-properties fo:font-size="10pt" fo:font-weight="normal" style:font-size-asian="12pt" style:font-weight-asian="normal" style:font-size-complex="10pt" style:font-weight-complex="normal"/>
    </style:style>
    <style:style style:name="P42" style:family="paragraph" style:parent-style-name="Standard" style:list-style-name="L2">
      <style:paragraph-properties style:writing-mode="lr-tb">
        <style:tab-stops/>
      </style:paragraph-properties>
      <style:text-properties fo:font-size="10pt" fo:font-weight="normal" style:font-size-asian="12pt" style:font-weight-asian="normal" style:font-size-complex="10pt" style:font-weight-complex="normal"/>
    </style:style>
    <style:style style:name="P43" style:family="paragraph" style:parent-style-name="Standard" style:list-style-name="L5">
      <style:paragraph-properties style:writing-mode="lr-tb">
        <style:tab-stops/>
      </style:paragraph-properties>
      <style:text-properties fo:font-size="10pt" fo:font-weight="normal" style:font-size-asian="12pt" style:font-weight-asian="normal" style:font-size-complex="10pt" style:font-weight-complex="normal"/>
    </style:style>
    <style:style style:name="P44" style:family="paragraph" style:parent-style-name="Standard">
      <style:paragraph-properties style:writing-mode="lr-tb">
        <style:tab-stops/>
      </style:paragraph-properties>
      <style:text-properties fo:font-size="10pt" fo:font-weight="normal" style:font-size-asian="12pt" style:font-weight-asian="normal" style:font-size-complex="12pt" style:font-weight-complex="normal"/>
    </style:style>
    <style:style style:name="P45" style:family="paragraph" style:parent-style-name="Standard">
      <style:paragraph-properties style:writing-mode="lr-tb"/>
      <style:text-properties fo:font-size="10pt" fo:font-weight="bold" style:font-size-complex="10pt" style:font-weight-complex="bold"/>
    </style:style>
    <style:style style:name="P4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47" style:family="paragraph" style:parent-style-name="Standard">
      <style:paragraph-properties style:writing-mode="lr-tb"/>
      <style:text-properties fo:font-size="10pt" style:font-size-asian="10pt" style:font-size-complex="10pt"/>
    </style:style>
    <style:style style:name="P48" style:family="paragraph" style:parent-style-name="Standard">
      <style:paragraph-properties style:writing-mode="lr-tb">
        <style:tab-stops/>
      </style:paragraph-properties>
      <style:text-properties fo:font-size="10pt"/>
    </style:style>
    <style:style style:name="P49" style:family="paragraph" style:parent-style-name="Standard">
      <style:paragraph-properties style:writing-mode="lr-tb"/>
      <style:text-properties fo:font-weight="bold" style:font-weight-asian="bold" style:font-weight-complex="bold"/>
    </style:style>
    <style:style style:name="P50" style:family="paragraph" style:parent-style-name="Standard">
      <style:paragraph-properties style:writing-mode="lr-tb"/>
      <style:text-properties fo:font-size="11pt" fo:font-weight="bold" style:font-size-complex="11pt" style:font-weight-complex="bold"/>
    </style:style>
    <style:style style:name="P51" style:family="paragraph" style:parent-style-name="Standard">
      <style:paragraph-properties style:writing-mode="lr-tb"/>
      <style:text-properties fo:font-size="11pt" fo:font-weight="bold" style:font-weight-asian="bold" style:font-size-complex="11pt" style:font-weight-complex="bold"/>
    </style:style>
    <style:style style:name="P52" style:family="paragraph" style:parent-style-name="Standard">
      <style:paragraph-properties style:writing-mode="lr-tb"/>
      <style:text-properties fo:font-size="11pt" style:font-size-complex="11pt"/>
    </style:style>
    <style:style style:name="P53" style:family="paragraph" style:parent-style-name="Standard">
      <style:paragraph-properties style:writing-mode="lr-tb"/>
      <style:text-properties style:font-name="Arial"/>
    </style:style>
    <style:style style:name="P54" style:family="paragraph" style:parent-style-name="Standard">
      <style:paragraph-properties style:writing-mode="lr-tb"/>
      <style:text-properties style:font-name="Arial" fo:font-size="10pt"/>
    </style:style>
    <style:style style:name="P55" style:family="paragraph" style:parent-style-name="Standard">
      <style:paragraph-properties style:writing-mode="lr-tb"/>
      <style:text-properties style:font-name="Arial" fo:font-size="10pt" style:font-size-complex="10pt"/>
    </style:style>
    <style:style style:name="P56" style:family="paragraph" style:parent-style-name="Standard">
      <style:paragraph-properties style:writing-mode="lr-tb"/>
      <style:text-properties style:font-name="Arial" fo:font-size="10pt" fo:font-weight="bold" style:font-size-complex="10pt" style:font-weight-complex="bold"/>
    </style:style>
    <style:style style:name="P57" style:family="paragraph" style:parent-style-name="Standard">
      <style:paragraph-properties style:writing-mode="lr-tb">
        <style:tab-stops/>
      </style:paragraph-properties>
      <style:text-properties style:font-name="Arial" fo:font-size="10pt" fo:font-weight="normal" style:font-size-asian="12pt" style:font-weight-asian="normal" style:font-size-complex="10pt" style:font-weight-complex="normal"/>
    </style:style>
    <style:style style:name="P58" style:family="paragraph" style:parent-style-name="Standard">
      <style:paragraph-properties style:writing-mode="lr-tb"/>
      <style:text-properties style:font-name="Arial" fo:font-size="10pt" fo:language="en" fo:country="GB" style:font-name-asian="Courier New" style:font-size-asian="10pt" style:font-name-complex="Courier New" style:font-size-complex="10pt"/>
    </style:style>
    <style:style style:name="P59" style:family="paragraph" style:parent-style-name="Standard">
      <style:paragraph-properties style:writing-mode="lr-tb"/>
      <style:text-properties style:font-name="Arial" fo:font-size="11pt" fo:font-weight="bold" style:font-size-complex="11pt" style:font-weight-complex="bold"/>
    </style:style>
    <style:style style:name="P60" style:family="paragraph" style:parent-style-name="Standard">
      <style:paragraph-properties style:writing-mode="lr-tb"/>
      <style:text-properties fo:font-size="12pt" fo:font-weight="bold" style:font-size-asian="12pt" style:font-weight-asian="bold" style:font-size-complex="12pt" style:font-weight-complex="bold"/>
    </style:style>
    <style:style style:name="P61" style:family="paragraph" style:parent-style-name="Standard">
      <style:paragraph-properties style:writing-mode="lr-tb">
        <style:tab-stops/>
      </style:paragraph-properties>
      <style:text-properties fo:font-size="12pt" fo:font-weight="bold" style:font-size-asian="12pt" style:font-weight-asian="bold" style:font-size-complex="12pt" style:font-weight-complex="bold"/>
    </style:style>
    <style:style style:name="P62"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63" style:family="paragraph" style:parent-style-name="Standard">
      <style:paragraph-properties fo:break-before="page" style:writing-mode="lr-tb"/>
    </style:style>
    <style:style style:name="P64" style:family="paragraph" style:parent-style-name="Standard">
      <style:paragraph-properties fo:break-before="page" style:writing-mode="lr-tb"/>
      <style:text-properties fo:font-size="10pt"/>
    </style:style>
    <style:style style:name="P65" style:family="paragraph" style:parent-style-name="Standard">
      <style:paragraph-properties fo:break-before="page" style:writing-mode="lr-tb"/>
      <style:text-properties fo:font-size="10pt" style:font-size-complex="10pt"/>
    </style:style>
    <style:style style:name="P66" style:family="paragraph" style:parent-style-name="Standard">
      <style:paragraph-properties fo:break-before="page" style:writing-mode="lr-tb"/>
      <style:text-properties fo:font-size="10pt" fo:font-weight="bold" style:font-size-complex="10pt" style:font-weight-complex="bold"/>
    </style:style>
    <style:style style:name="P67" style:family="paragraph" style:parent-style-name="Standard">
      <style:paragraph-properties fo:break-before="page" style:writing-mode="lr-tb"/>
      <style:text-properties fo:font-size="10pt" fo:font-weight="normal" style:font-weight-asian="normal" style:font-size-complex="10pt" style:font-weight-complex="normal"/>
    </style:style>
    <style:style style:name="P68" style:family="paragraph" style:parent-style-name="Standard">
      <style:paragraph-properties fo:break-before="page" style:writing-mode="lr-tb">
        <style:tab-stops/>
      </style:paragraph-properties>
      <style:text-properties fo:font-size="10pt" fo:font-weight="normal" style:font-size-asian="12pt" style:font-weight-asian="normal" style:font-size-complex="10pt" style:font-weight-complex="normal"/>
    </style:style>
    <style:style style:name="P69" style:family="paragraph" style:parent-style-name="Standard">
      <style:paragraph-properties fo:break-before="page" style:writing-mode="lr-tb">
        <style:tab-stops/>
      </style:paragraph-properties>
      <style:text-properties fo:font-size="10pt" fo:font-weight="normal" style:font-size-asian="12pt" style:font-weight-asian="normal" style:font-size-complex="12pt" style:font-weight-complex="normal"/>
    </style:style>
    <style:style style:name="P70" style:family="paragraph" style:parent-style-name="Standard">
      <style:paragraph-properties fo:break-before="page" style:writing-mode="lr-tb"/>
      <style:text-properties fo:font-size="11pt" fo:font-weight="bold" style:font-size-complex="11pt" style:font-weight-complex="bold"/>
    </style:style>
    <style:style style:name="P71" style:family="paragraph" style:parent-style-name="Standard">
      <style:paragraph-properties fo:margin-left="0.25in" fo:margin-right="0in" fo:text-indent="0in" style:auto-text-indent="false" style:text-autospace="none" style:writing-mode="lr-tb">
        <style:tab-stops/>
      </style:paragraph-properties>
      <style:text-properties fo:font-size="10pt" style:font-size-complex="10pt"/>
    </style:style>
    <style:style style:name="P72" style:family="paragraph" style:parent-style-name="Standard">
      <style:paragraph-properties fo:margin-left="0in" fo:margin-right="0in" fo:text-indent="0in" style:auto-text-indent="false" style:text-autospace="none" style:writing-mode="lr-tb">
        <style:tab-stops/>
      </style:paragraph-properties>
      <style:text-properties fo:font-size="10pt" style:font-size-complex="10pt"/>
    </style:style>
    <style:style style:name="P73" style:family="paragraph" style:parent-style-name="Standard">
      <style:paragraph-properties fo:margin-left="0in" fo:margin-right="0in" fo:text-indent="0in" style:auto-text-indent="false" style:text-autospace="none" style:writing-mode="lr-tb">
        <style:tab-stops/>
      </style:paragraph-properties>
      <style:text-properties fo:font-size="10pt" fo:font-weight="normal" style:font-size-asian="10pt" style:font-weight-asian="normal" style:font-size-complex="10pt" style:font-weight-complex="normal"/>
    </style:style>
    <style:style style:name="P74" style:family="paragraph" style:parent-style-name="Standard" style:list-style-name="L3">
      <style:paragraph-properties fo:margin-left="0in" fo:margin-right="0in" fo:text-indent="0in" style:auto-text-indent="false" style:writing-mode="lr-tb">
        <style:tab-stops/>
      </style:paragraph-properties>
      <style:text-properties fo:font-size="10pt" fo:font-weight="normal" style:font-size-asian="10pt" style:font-weight-asian="normal" style:font-size-complex="10pt" style:font-weight-complex="normal"/>
    </style:style>
    <style:style style:name="P75" style:family="paragraph" style:parent-style-name="Standard">
      <style:paragraph-properties fo:margin-left="0in" fo:margin-right="0in" fo:text-indent="0in" style:auto-text-indent="false" fo:break-before="page" style:text-autospace="none" style:writing-mode="lr-tb">
        <style:tab-stops/>
      </style:paragraph-properties>
      <style:text-properties fo:font-size="10pt" style:font-size-complex="10pt"/>
    </style:style>
    <style:style style:name="P76" style:family="paragraph" style:parent-style-name="Standard">
      <style:paragraph-properties fo:margin-left="0in" fo:margin-right="0in" fo:text-indent="0in" style:auto-text-indent="false" fo:break-before="page" style:text-autospace="none" style:writing-mode="lr-tb">
        <style:tab-stops/>
      </style:paragraph-properties>
      <style:text-properties fo:font-size="10pt" fo:font-weight="normal" style:font-size-asian="10pt" style:font-weight-asian="normal" style:font-size-complex="10pt" style:font-weight-complex="normal"/>
    </style:style>
    <style:style style:name="P77" style:family="paragraph" style:parent-style-name="Standard" style:list-style-name="L3">
      <style:paragraph-properties fo:margin-left="0in" fo:margin-right="0in" fo:text-indent="0in" style:auto-text-indent="false" fo:break-before="page" style:writing-mode="lr-tb">
        <style:tab-stops/>
      </style:paragraph-properties>
      <style:text-properties fo:font-size="10pt" fo:font-weight="normal" style:font-size-asian="10pt" style:font-weight-asian="normal" style:font-size-complex="10pt" style:font-weight-complex="normal"/>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0pt" fo:language="en" fo:country="GB" style:font-name-asian="Courier New" style:font-size-asian="10pt" style:font-name-complex="Courier New" style:font-size-complex="10pt"/>
    </style:style>
    <style:style style:name="T6" style:family="text">
      <style:text-properties fo:font-size="11pt"/>
    </style:style>
    <style:style style:name="T7" style:family="text">
      <style:text-properties fo:font-size="11pt" fo:font-weight="bold" style:font-size-complex="11pt" style:font-weight-complex="bold"/>
    </style:style>
    <style:style style:name="T8" style:family="text">
      <style:text-properties fo:font-size="11pt" fo:font-weight="bold" style:font-weight-asian="bold" style:font-size-complex="11pt" style:font-weight-complex="bold"/>
    </style:style>
    <style:style style:name="T9" style:family="text">
      <style:text-properties fo:font-size="11pt" style:font-size-complex="11pt"/>
    </style:style>
    <style:style style:name="T10" style:family="text">
      <style:text-properties style:font-name="Calibri" fo:font-size="11pt" style:font-name-complex="Calibri" style:font-size-complex="11pt"/>
    </style:style>
    <style:style style:name="T11" style:family="text">
      <style:text-properties style:font-name="Courier New" fo:language="en" fo:country="GB" style:font-name-asian="Courier New" style:font-size-asian="10pt" style:font-name-complex="Courier New"/>
    </style:style>
    <style:style style:name="T12" style:family="text">
      <style:text-properties style:font-name="Courier New" fo:language="en" fo:country="GB" style:font-name-asian="Courier New" style:font-size-asian="10pt" style:font-name-complex="Courier New" style:font-size-complex="10pt"/>
    </style:style>
    <style:style style:name="T13" style:family="text">
      <style:text-properties style:font-name="Courier New" fo:font-size="10pt" fo:language="en" fo:country="GB" style:font-name-asian="Courier New" style:font-size-asian="10pt" style:font-name-complex="Courier New" style:font-size-complex="10pt"/>
    </style:style>
    <style:style style:name="T14" style:family="text">
      <style:text-properties style:font-size-complex="10pt"/>
    </style:style>
    <style:style style:name="T15" style:family="text">
      <style:text-properties fo:font-weight="bold"/>
    </style:style>
    <style:style style:name="T16" style:family="text">
      <style:text-properties style:font-name="Arial"/>
    </style:style>
    <style:style style:name="T17" style:family="text">
      <style:text-properties style:font-name="Arial" fo:language="en" fo:country="GB" style:font-name-asian="Courier New" style:font-size-asian="10pt" style:font-name-complex="Courier New" style:font-size-complex="10pt"/>
    </style:style>
    <style:style style:name="T18" style:family="text">
      <style:text-properties fo:language="en" fo:country="GB" style:font-name-asian="Courier New" style:font-size-asian="10pt" style:font-name-complex="Courier New"/>
    </style:style>
    <style:style style:name="T19" style:family="text">
      <style:text-properties style:font-size-complex="11pt"/>
    </style:style>
    <style:style style:name="T20" style:family="text">
      <style:text-properties style:font-weight-complex="bold"/>
    </style:style>
    <style:style style:name="T21" style:family="text">
      <style:text-properties fo:font-weight="normal"/>
    </style:style>
    <style:style style:name="T22" style:family="text">
      <style:text-properties style:font-size-asian="12pt"/>
    </style:style>
    <style:style style:name="T23" style:family="text">
      <style:text-properties style:font-weight-asian="normal"/>
    </style:style>
    <style:style style:name="T24" style:family="text">
      <style:text-properties style:font-size-complex="12pt"/>
    </style:style>
    <style:style style:name="T25" style:family="text">
      <style:text-properties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style:font-size-asian="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HP EvE API / EvE-Central API Library (eveapi-php)</text:p>
      <text:p text:style-name="P3"/>
      <text:p text:style-name="P10">Requirements</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text:p>
      <text:p text:style-name="P2">- A web server that does not block the fsockopen() function. Unfortunately, many free PHP5 webhosts do block that function.</text:p>
      <text:p text:style-name="P2">- A good deal of patience :)</text:p>
      <text:p text:style-name="P1"/>
      <text:p text:style-name="P10">Overview</text:p>
      <text:p text:style-name="P3"/>
      <text:p text:style-name="P2">eveapi-php grabs XML data through the EvE API or EvE-Central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10">Installation</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and EvE-Central's) wishes. The default caching directory is ‘./xmlcache/’.</text:p>
      <text:p text:style-name="P1"/>
      <text:p text:style-name="P10">Basic operation</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19">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setDebug(true); // When testing and debugging your code – comment out once everything’s working</text:p>
      <text:p text:style-name="P2">$api-&gt;setCredentials($apiuser,$apipass);</text:p>
      <text:p text:style-name="P3"/>
      <text:p text:style-name="P3"><text:soft-page-break/>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ing.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html file included in this release, which shows some of the functions of the API. It fetches hard-coded user ID and API key from config.php, so edit config.php before you upload the code to your server for testing.</text:p>
      <text:p text:style-name="P16">Error Reporting</text:p>
      <text:p text:style-name="P3"/>
      <text:p text:style-name="P2">Error reporting is rudimentary in this version of the library. The individual functions will return “null” if an API error was encountered. If $api-&gt;setDebug(true); has been set, you can print out any encountered errors with $api-&gt;printErrors();. Currently, this also outputs informational debug information, such as cache file creation, cache loading, &amp;c.</text:p>
      <text:p text:style-name="P2"/>
      <text:p text:style-name="P2">The library offers getApiError() to get the API result code of the last fetch, see the documentation for getApiError(), below.</text:p>
      <text:p text:style-name="P2"/>
      <text:p text:style-name="P2">If setDebug(false) (the default), PHP warning messages will be suppressed when an API server goes offline. If setDebug(true), then PHP warning messages and the exception created by SimpleXML choking on the 404 page will be shown.</text:p>
      <text:p text:style-name="P2"/>
      <text:p text:style-name="P2">The library will throw an exception if it detects incorrectly passed parameters. This is a change from previous versions, where the library would silently discard incorrectly passed parameters.</text:p>
      <text:p text:style-name="P1"/>
      <text:p text:style-name="P63"/>
      <text:p text:style-name="P14">Control functions for the EvE API PHP library</text:p>
      <text:p text:style-name="P3"/>
      <text:p text:style-name="P2">The examples in this section assume that you created a variable $api for the Api class, like so:</text:p>
      <text:p text:style-name="P1"/>
      <text:p text:style-name="P2">$api = new Api();</text:p>
      <text:p text:style-name="P1"/>
      <text:p text:style-name="P10">setCredentials(userid, apikey, charid)</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text:p>
      <text:p text:style-name="P2"/>
      <text:p text:style-name="P2">You may also use this function to “wipe” previously set authentication, by passing “null” for the parameters.</text:p>
      <text:p text:style-name="P13"/>
      <text:p text:style-name="P10">getCredentials()</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2"/>
      <text:p text:style-name="P12">getCacheStatus()</text:p>
      <text:p text:style-name="P8"/>
      <text:p text:style-name="P8">Return “true” if the previous API call had been serviced from cache, and “false” if the previous API call had not been serviced from cache.</text:p>
      <text:p text:style-name="P8"/>
      <text:p text:style-name="P8">$dataxml = $api-&gt;getMemberTracking();</text:p>
      <text:p text:style-name="P8">$cached = $api-&gt;getCacheStatus(); // Did we just fetch that, or did we get it from our cache?</text:p>
      <text:p text:style-name="P12"/>
      <text:p text:style-name="P12">getApiError()</text:p>
      <text:p text:style-name="P8"/>
      <text:p text:style-name="P8">Return '0' on a successful API call, or the numeric API error code. If you need the plain-text description of that code, please cross-reference it to the output of get</text:p>
      <text:p text:style-name="P8"/>
      <text:p text:style-name="P8">$dataxml = $api-&gt;getMemberTracking();</text:p>
      <text:p text:style-name="P8">$cached = $api-&gt;getCacheStatus(); // Did we just fetch that, or did we get it from our cache?</text:p>
      <text:p text:style-name="P1"/>
      <text:p text:style-name="P10">setDebug(bool)</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63"/>
      <text:p text:style-name="P10">getDebug()</text:p>
      <text:p text:style-name="P3"/>
      <text:p text:style-name="P2">Return the value of the debug level, “true” or “false”.</text:p>
      <text:p text:style-name="P1"/>
      <text:p text:style-name="P2">$debug = $api-&gt;getDebug();</text:p>
      <text:p text:style-name="P1"/>
      <text:p text:style-name="P1"/>
      <text:p text:style-name="P10">setUseCache(bool)</text:p>
      <text:p text:style-name="P3"/>
      <text:p text:style-name="P2">Set caching to “true” or “false”. It defaults to “true”.</text:p>
      <text:p text:style-name="P1"/>
      <text:p text:style-name="P2">Returns “true” if successful, and “false” if not.</text:p>
      <text:p text:style-name="P1"/>
      <text:p text:style-name="P2">$api-&gt;setUseCache(false);</text:p>
      <text:p text:style-name="P2"/>
      <text:p text:style-name="P10">getUseCache()</text:p>
      <text:p text:style-name="P3"/>
      <text:p text:style-name="P2">Return the value of the caching variable, “true” or “false”.</text:p>
      <text:p text:style-name="P1"/>
      <text:p text:style-name="P2">$caching = $api-&gt;getUseCache();</text:p>
      <text:p text:style-name="P2"/>
      <text:p text:style-name="P3"/>
      <text:p text:style-name="P10">setCacheDir(dir)</text:p>
      <text:p text:style-name="P3"/>
      <text:p text:style-name="P2">Set the caching directory to a string. It defaults to “./xmlcache”.</text:p>
      <text:p text:style-name="P1"/>
      <text:p text:style-name="P2">Returns “true” if successful, and “false” if not.</text:p>
      <text:p text:style-name="P1"/>
      <text:p text:style-name="P2">$api-&gt;setCacheDir(“/var/tmp/dont-live-in-my-homedir-you-bum/”);</text:p>
      <text:p text:style-name="P2"/>
      <text:p text:style-name="P11">getCacheDir()</text:p>
      <text:p text:style-name="P11"/>
      <text:p text:style-name="P2">Return the caching directory as a string value.</text:p>
      <text:p text:style-name="P2"/>
      <text:p text:style-name="P2">$cachedir = $api-&gt;getCacheDir();</text:p>
      <text:p text:style-name="P11"/>
      <text:p text:style-name="P11">setUserAgent(agent)</text:p>
      <text:p text:style-name="P2"/>
      <text:p text:style-name="P2">Set the HTTP User Agent to a string. It defaults to “eve-apiphp-x.x”, where “x.x” is the version of the library.</text:p>
      <text:p text:style-name="P2"/>
      <text:p text:style-name="P2">Returns “true” if successful, and “false” if not.</text:p>
      <text:p text:style-name="P2"/>
      <text:p text:style-name="P2">$api-&gt;setUserAgent(“FleetManager”);</text:p>
      <text:p text:style-name="P10"/>
      <text:p text:style-name="P10">getUserAgent()</text:p>
      <text:p text:style-name="P10"/>
      <text:p text:style-name="P8">Return the HTTP User Agent string.</text:p>
      <text:p text:style-name="P8"/>
      <text:p text:style-name="P8">$useragent = $api-&gt;getUserAgent();</text:p>
      <text:p text:style-name="P8"/>
      <text:p text:style-name="P8"/>
      <text:p text:style-name="P8"/>
      <text:p text:style-name="P8"><text:soft-page-break/></text:p>
      <text:p text:style-name="P9">setTimeTolerance(tolerance)</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10"/>
      <text:p text:style-name="P3">$api-&gt;setTimeTolerance(10); // 5 minutes, pshaw, we need 10</text:p>
      <text:p text:style-name="P1"/>
      <text:p text:style-name="P9">getTimeTolerance(tolerance)</text:p>
      <text:p text:style-name="P1"/>
      <text:p text:style-name="P3">Return the value (in minutes) of the timeTolerance variable.</text:p>
      <text:p text:style-name="P3"/>
      <text:p text:style-name="P3">$tolerance = $api-&gt;getTimeTolerance();</text:p>
      <text:p text:style-name="P3"/>
      <text:p text:style-name="P11">setApiSite(site)</text:p>
      <text:p text:style-name="P11"/>
      <text:p text:style-name="P8">Set the value of the URL that the library will use to connect to the EvE API server. Defaults to "api.eve-online.com".</text:p>
      <text:p text:style-name="P8"/>
      <text:p text:style-name="P8">Returns “true” if successful, and “false” if not.</text:p>
      <text:p text:style-name="P8"/>
      <text:p text:style-name="P8">$api-&gt;setApiSite(“sisi-api.eve-online.com”);</text:p>
      <text:p text:style-name="P3"/>
      <text:p text:style-name="P11">getApiSite()</text:p>
      <text:p text:style-name="P3"/>
      <text:p text:style-name="P8">Return the apisite URL as a string.</text:p>
      <text:p text:style-name="P8"/>
      <text:p text:style-name="P8">$apisite = $api-&gt;getApiSite();</text:p>
      <text:p text:style-name="P8"/>
      <text:p text:style-name="P11">setApiSiteEvEC(site)</text:p>
      <text:p text:style-name="P11"/>
      <text:p text:style-name="P8">Set the value of the URL that the library will use to connect to the EvE-Central API server. Defaults to "eve-central.com".</text:p>
      <text:p text:style-name="P8"/>
      <text:p text:style-name="P8">Returns “true” if successful, and “false” if not.</text:p>
      <text:p text:style-name="P8"/>
      <text:p text:style-name="P8">$api-&gt;setApiSiteEvEC(“test.eve-central.com”);</text:p>
      <text:p text:style-name="P3"/>
      <text:p text:style-name="P11">getApiSiteEvEC()</text:p>
      <text:p text:style-name="P3"/>
      <text:p text:style-name="P8">Return the apisiteevec URL as a string.</text:p>
      <text:p text:style-name="P8"/>
      <text:p text:style-name="P8">$apisite = $api-&gt;getApiSiteEvEC();</text:p>
      <text:p text:style-name="P8"><text:s/></text:p>
      <text:p text:style-name="P8"/>
      <text:p text:style-name="P10">printErrors()</text:p>
      <text:p text:style-name="P3"/>
      <text:p text:style-name="P2">Print debug messages. These may be actual errors, or merely informational debug.</text:p>
      <text:p text:style-name="P10"/>
      <text:p text:style-name="P10"/>
      <text:p text:style-name="P10"/>
      <text:p text:style-name="P10"/>
      <text:p text:style-name="P10"/>
      <text:p text:style-name="P14"><text:soft-page-break/>Implemented EvE API functions</text:p>
      <text:p text:style-name="P3"/>
      <text:p text:style-name="P2">See the very handy API index at http://wiki.eve-id.net/APIv2_Page_Index for EvE server requirements for each API function and sample output, please.</text:p>
      <text:p text:style-name="P2"/>
      <text:p text:style-name="P1"><text:span text:style-name="T1">The file name and class name of each API function is derived from its URL where possible, with the exception of CharacterPortrait and the EvE-Central Minerals function. E.g.</text:span><text:span text:style-name="T4">, the “Factional Warfare Top 100 Stats” are fetched from “/eve/FacWarTopStats.xml.aspx”, which means the class is called “FacWarTopStats”, is kept in “class.facwartopstats.php”, and the functions for fetching the data are both called getFacWarTopStats - one on the API class, and one on the FacWarTopStats class. </text:span></text:p>
      <text:p text:style-name="P1"/>
      <text:p text:style-name="P2">Note that all of the fetch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broken.</text:p>
      <text:p text:style-name="P1"/>
      <text:p text:style-name="P2">You can use the test code in the sample directory to print the raw array data of any function, if you need to see how the array is formatted. </text:p>
      <text:p text:style-name="P1"/>
      <text:p text:style-name="P49">Account Functions</text:p>
      <text:p text:style-name="P1"/>
      <text:p text:style-name="P10">Characters</text:p>
      <text:p text:style-name="P3"/>
      <text:p text:style-name="P2">Needed to get the char ID, w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acters.php');</text:p>
      <text:p text:style-name="P1"/>
      <text:p text:style-name="P5">Authentication needed:</text:p>
      <text:p text:style-name="P3"/>
      <text:p text:style-name="P2">User ID and limite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63"/>
      <text:p text:style-name="P49">Character Functions</text:p>
      <text:p text:style-name="P10"/>
      <text:p text:style-name="P10">Character Sheet</text:p>
      <text:p text:style-name="P3"/>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CharacterSheet([timeout]);</text:p>
      <text:p text:style-name="P2">$data = CharacterSheet::getCharacterSheet($dataxml);</text:p>
      <text:p text:style-name="P10"/>
      <text:p text:style-name="P10"/>
      <text:p text:style-name="P10">Skill in Training </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require_once(‘./classes/eveapi/class.skillintraining.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2"/>
      <text:p text:style-name="P64"/>
      <text:p text:style-name="P60">Character or Corporation Functions</text:p>
      <text:p text:style-name="P12"/>
      <text:p text:style-name="P10">Account Balance</text:p>
      <text:p text:style-name="P3"/>
      <text:p text:style-name="P4">Grab the Account Balance for either the character, or the corp the character belongs to.</text:p>
      <text:p text:style-name="P1"/>
      <text:p text:style-name="P2">Returns an array if successful, and “null” if not.</text:p>
      <text:p text:style-name="P1"/>
      <text:p text:style-name="P6">Include needed:</text:p>
      <text:p text:style-name="P4"/>
      <text:p text:style-name="P2">require_once('./classes/eveapi/class.accountbalance.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26446495" text:style-name="L1">
        <text:list-item>
          <text:p text:style-name="P26">“corp-bool” is “true” if you wish to fetch for corp, and “false” if you wish to fetch for character. It defaults to “false”.</text:p>
        </text:list-item>
      </text:list>
      <text:p text:style-name="P3"/>
      <text:p text:style-name="P10">Asset List</text:p>
      <text:p text:style-name="P3"/>
      <text:p text:style-name="P4">Grab the Asset List for either the character, or the corp the character belongs to. In order to fetch for corp, the character has to have the “Director” or “CEO” role in the corp.</text:p>
      <text:p text:style-name="P1"/>
      <text:p text:style-name="P2">Returns an array if successful, and “null” if not.</text:p>
      <text:p text:style-name="P1"/>
      <text:p text:style-name="P6">Include needed:</text:p>
      <text:p text:style-name="P4"/>
      <text:p text:style-name="P2">require_once('./classes/eveapi/class.assetlist.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p text:style-name="P3">“corp-bool” is “true” if you wish to fetch for corp, and “false” if you wish to fetch for character. It defaults to “false”</text:p>
      <text:p text:style-name="P10"/>
      <text:p text:style-name="P70"/>
      <text:p text:style-name="P10">Factional Warfare Statistics</text:p>
      <text:p text:style-name="P3"/>
      <text:p text:style-name="P3">Statistics for Factional war</text:p>
      <text:p text:style-name="P3"/>
      <text:p text:style-name="P3">Returns an array if successful, or “null” if not</text:p>
      <text:p text:style-name="P3"/>
      <text:p text:style-name="P5">Include needed:</text:p>
      <text:p text:style-name="P3"/>
      <text:p text:style-name="P2">require_once('./classes/eveapi/class.facwarstats.php');</text:p>
      <text:p text:style-name="P1"/>
      <text:p text:style-name="P5">Authentication needed:</text:p>
      <text:p text:style-name="P3"/>
      <text:p text:style-name="P3">This may need the limited or full API key. Exact requirements for fetching for corp unknown – we don't have a factional warfare character to test with.</text:p>
      <text:p text:style-name="P1"/>
      <text:p text:style-name="P5">Fetching and parsing:</text:p>
      <text:p text:style-name="P1"/>
      <text:p text:style-name="P7">$dataxml = $api-&gt;getFacWarStats([corp-bool],[timeout]);</text:p>
      <text:p text:style-name="P3">$data = FacWarStats::getFacWarStats($dataxml);</text:p>
      <text:p text:style-name="P1"/>
      <text:p text:style-name="P3">“corp-bool” is “true” if you wish to fetch for corp, and “false” if you wish to fetch for character. It defaults to “false”</text:p>
      <text:p text:style-name="P3"/>
      <text:p text:style-name="P3"/>
      <text:p text:style-name="P10">Industry Jobs </text:p>
      <text:p text:style-name="P3"/>
      <text:p text:style-name="P4">Grab the list of Industry Jobs for either the character, or the corp the character belongs to. To fetch for corp, the character has to have the ‘Factory Manager’ role.</text:p>
      <text:p text:style-name="P1"/>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p text:style-name="P3">“corp-bool” is “true” if you wish to fetch for corp, and “false” if you wish to fetch for character. It defaults to “false”</text:p>
      <text:p text:style-name="P3"/>
      <text:p text:style-name="P65"/>
      <text:p text:style-name="P10">Kill Log (Killmails) </text:p>
      <text:p text:style-name="P3"/>
      <text:p text:style-name="P2">A array of killmails for a character or corporation, including all details that are available in game.</text:p>
      <text:p text:style-name="P1"/>
      <text:p text:style-name="P2">Returns an array if successful, and “null” if not.</text:p>
      <text:p text:style-name="P2"/>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be a Director or CEO of your corp.</text:p>
      <text:p text:style-name="P1"/>
      <text:p text:style-name="P2">$api-&gt;setCredentials($apiuser,$apipass,$apichar);</text:p>
      <text:p text:style-name="P1"/>
      <text:p text:style-name="P5">Fetching and parsing:</text:p>
      <text:p text:style-name="P1"/>
      <text:p text:style-name="P4">$dataxml = $api-&gt;getKilllog([corp-bool],[timeout]);</text:p>
      <text:p text:style-name="P2">$data = <text:s/>KillLog::getKillLog($dataxml);</text:p>
      <text:p text:style-name="P3"/>
      <text:p text:style-name="P3">“corp-bool” is “true” if you wish to fetch for corp, and “false” if you wish to fetch for character. It defaults to “false”</text:p>
      <text:p text:style-name="P3"/>
      <text:p text:style-name="P3"/>
      <text:p text:style-name="P10">Market Orders </text:p>
      <text:p text:style-name="P3"/>
      <text:p text:style-name="P3">A list of market orders that are either not expired or have expired in the past week (at most). </text:p>
      <text:p text:style-name="P3"/>
      <text:p text:style-name="P3">Returns an Array if successful, and “null” if not</text:p>
      <text:p text:style-name="P3"/>
      <text:p text:style-name="P5">Include needed:</text:p>
      <text:p text:style-name="P3"/>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corp-bool],[timeout]);</text:p>
      <text:p text:style-name="P7">$data = MarketOrders::getMarketOrders($dataxml);</text:p>
      <text:p text:style-name="P39"/>
      <text:p text:style-name="P39">“corp-bool” is “true” if you wish to fetch for corp, and “false” if you wish to fetch for character. It defaults to “false”</text:p>
      <text:p text:style-name="P39"/>
      <text:p text:style-name="P67"/>
      <text:p text:style-name="P1"><text:span text:style-name="T7">Medals</text:span><text:span text:style-name="T9"> </text:span></text:p>
      <text:p text:style-name="P3"/>
      <text:p text:style-name="P3">Lists the Medals received or for corporation medals created and awarded.</text:p>
      <text:p text:style-name="P3"/>
      <text:p text:style-name="P3">Returns an array if successful, or “null” if not</text:p>
      <text:p text:style-name="P3"/>
      <text:p text:style-name="P5">Include needed:</text:p>
      <text:p text:style-name="P3"/>
      <text:p text:style-name="P2">require_once('./classes/eveapi/class.medals.php');</text:p>
      <text:p text:style-name="P1"/>
      <text:p text:style-name="P5">Authentication needed:</text:p>
      <text:p text:style-name="P3"/>
      <text:p text:style-name="P1"><text:span text:style-name="T2">This needs the character ID to work, and a limited API key.</text:span></text:p>
      <text:p text:style-name="P1"><text:span text:style-name="T2"/></text:p>
      <text:p text:style-name="P5">Fetching and parsing:</text:p>
      <text:p text:style-name="P1"/>
      <text:p text:style-name="P7">$dataxml = $api-&gt;getMedals([corp-bool],[timeout]);</text:p>
      <text:p text:style-name="P3">$data = Medals::getMedals($dataxml);</text:p>
      <text:p text:style-name="P3"/>
      <text:p text:style-name="P39">“corp-bool” is “true” if you wish to fetch for corp, and “false” if you wish to fetch for character. It defaults to “false”</text:p>
      <text:p text:style-name="P39"/>
      <text:p text:style-name="P39"/>
      <text:p text:style-name="P1"><text:span text:style-name="T7">Standings</text:span><text:span text:style-name="T9"> </text:span></text:p>
      <text:p text:style-name="P3"/>
      <text:p text:style-name="P3">Lists the standings towards other alliances/corporations/individuals, for either a character or a corporation</text:p>
      <text:p text:style-name="P3"/>
      <text:p text:style-name="P3">Returns an array if successful, or “null” if not</text:p>
      <text:p text:style-name="P3"/>
      <text:p text:style-name="P5">Include needed:</text:p>
      <text:p text:style-name="P3"/>
      <text:p text:style-name="P2">require_once('./classes/eveapi/class.standing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7">$dataxml = $api-&gt;getStandings([corp-bool],[timeout]);</text:p>
      <text:p text:style-name="P3">$data = Standings::getStandings($dataxml);</text:p>
      <text:p text:style-name="P3"/>
      <text:p text:style-name="P39">“corp-bool” is “true” if you wish to fetch for corp, and “false” if you wish to fetch for character. It defaults to “false”</text:p>
      <text:p text:style-name="P39"/>
      <text:p text:style-name="P63"><text:span text:style-name="T7"/></text:p>
      <text:p text:style-name="P1"><text:span text:style-name="T7">Wallet Journal Entries</text:span><text:span text:style-name="T9"> </text:span></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text:p>
      <text:p text:style-name="P1"/>
      <text:p text:style-name="P2">Returns an array if successful, and “null” if not.</text:p>
      <text:p text:style-name="P1"/>
      <text:p text:style-name="P5">Include needed:</text:p>
      <text:p text:style-name="P5"/>
      <text:p text:style-name="P2">require_once(‘./classes/eveapi/class.walletjournal.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26443161" text:style-name="L3">
        <text:list-item>
          <text:p text:style-name="P30"><text:span text:style-name="T2">“refid” – if specified, you will get up to 1000 entries </text:span><text:span text:style-name="T3">before</text:span><text:span text:style-name="T2"> that refid. If not specified, you will get the newest entries, up to 1000.</text:span></text:p>
        </text:list-item>
        <text:list-item>
          <text:p text:style-name="P27">“corp-bool” is “true” if you wish to fetch for corp, and “false” if you wish to fetch for character. It defaults to “false”.</text:p>
        </text:list-item>
        <text:list-item>
          <text:p text:style-name="P27">“accountkey” defaults to “1000”, which is the corp master wallet or the char wallet. Other possible values are 1001 through 1006, for the available corp wallet divisions.</text:p>
        </text:list-item>
        <text:list-item>
          <text:p text:style-name="P27">“timeout” defaults to 65 minutes, because the “cachedUntil” value for this function is broken as of Empyrian Age 1.0.1</text:p>
        </text:list-item>
      </text:list>
      <text:p text:style-name="P39"/>
      <text:p text:style-name="P67"/>
      <text:p text:style-name="P10">Wallet (Market)Transactions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text:p>
      <text:p text:style-name="P2"/>
      <text:p text:style-name="P2">Returns an array if successful, and “null” if not.</text:p>
      <text:p text:style-name="P1"/>
      <text:p text:style-name="P5">Include needed:</text:p>
      <text:p text:style-name="P3"/>
      <text:p text:style-name="P2">require_once(‘./classes/eveapi/class.wallettransactions.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26442700" text:style-name="L4">
        <text:list-item>
          <text:p text:style-name="P31"><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28">“corp-bool” is “true” if you wish to fetch for corp, and “false” if you wish to fetch for character. It defaults to “false”.</text:p>
        </text:list-item>
        <text:list-item>
          <text:p text:style-name="P28">“accountkey” defaults to “1000”, which is the corp master wallet or the char wallet. Other possible values are 1001 through 1006, for the available corp wallet divisions.</text:p>
        </text:list-item>
        <text:list-item>
          <text:p text:style-name="P28">“timeout” defaults to 65 minutes, because the “cachedUntil” value for this function is broken as of Empyrian Age 1.0.1</text:p>
        </text:list-item>
      </text:list>
      <text:p text:style-name="P39"/>
      <text:p text:style-name="P39"/>
      <text:p text:style-name="P67"/>
      <text:p text:style-name="P60">Corporation Functions</text:p>
      <text:p text:style-name="P60"/>
      <text:p text:style-name="P10">Container Log </text:p>
      <text:p text:style-name="P3"/>
      <text:p text:style-name="P2">Return a list of all containers owned by the corporation, and their contents.</text:p>
      <text:p text:style-name="P1"/>
      <text:p text:style-name="P2">Returns an array if successful, and “null” if not.</text:p>
      <text:p text:style-name="P1"/>
      <text:p text:style-name="P5">Include needed:</text:p>
      <text:p text:style-name="P3"/>
      <text:p text:style-name="P2">require_once(‘./classes/eveapi/class.containerlog.php’);</text:p>
      <text:p text:style-name="P1"/>
      <text:p text:style-name="P5">Authentication needed:</text:p>
      <text:p text:style-name="P3"/>
      <text:p text:style-name="P2">This needs the character ID to work, and a full API key. A CEO or Director key is required.</text:p>
      <text:p text:style-name="P1"/>
      <text:p text:style-name="P2">$api-&gt;setCredentials($apiuser,$apipass,$apichar);</text:p>
      <text:p text:style-name="P1"/>
      <text:p text:style-name="P5">Fetching and parsing:</text:p>
      <text:p text:style-name="P3"/>
      <text:p text:style-name="P2">$dataxml=$api-&gt;getContainerLog([timeout]);</text:p>
      <text:p text:style-name="P2">$data = ContainerLog::getContainerLog($dataxml);</text:p>
      <text:p text:style-name="P40"/>
      <text:p text:style-name="P40"/>
      <text:p text:style-name="P10">Corporation Sheet </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nd a limited or full API key. A CEO or Director will see more data than a member.</text:p>
      <text:p text:style-name="P1"/>
      <text:p text:style-name="P2">$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26430844" text:style-name="L2">
        <text:list-item>
          <text:p text:style-name="P42">“corpid” is to be used if you wish to see information about a corporation in an alliance. If omitted, information about your character’s corp is returned.</text:p>
        </text:list-item>
      </text:list>
      <text:p text:style-name="P41"/>
      <text:p text:style-name="P70"/>
      <text:p text:style-name="P10">Member Medals</text:p>
      <text:p text:style-name="P3"/>
      <text:p text:style-name="P3">List the medals awarded to a corporation's members.</text:p>
      <text:p text:style-name="P3"/>
      <text:p text:style-name="P3">Returns an array if successful, or “null” if not</text:p>
      <text:p text:style-name="P3"/>
      <text:p text:style-name="P5">Include needed:</text:p>
      <text:p text:style-name="P3"/>
      <text:p text:style-name="P2">require_once('./classes/eveapi/class.membermedal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1"><text:span text:style-name="T4">$dataxml = $api-&gt;getMemberMedals([timeout]);</text:span></text:p>
      <text:p text:style-name="P41">$data = MemberMedals::getMemberMedals($dataxml);</text:p>
      <text:p text:style-name="P41"/>
      <text:p text:style-name="P41"/>
      <text:p text:style-name="P10">Member Security</text:p>
      <text:p text:style-name="P3"/>
      <text:p text:style-name="P3">List the security roles of a corporation's members.</text:p>
      <text:p text:style-name="P3"/>
      <text:p text:style-name="P3">Returns an array if successful, or “null” if not</text:p>
      <text:p text:style-name="P3"/>
      <text:p text:style-name="P5">Include needed:</text:p>
      <text:p text:style-name="P3"/>
      <text:p text:style-name="P2">require_once('./classes/eveapi/class.membersecurity.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1"><text:span text:style-name="T4">$dataxml = $api-&gt;getMemberSecurity([timeout]);</text:span></text:p>
      <text:p text:style-name="P41">$data = MemberSecurity::getMemberSecurity($dataxml);</text:p>
      <text:p text:style-name="P41"/>
      <text:p text:style-name="P41"/>
      <text:p text:style-name="P68"/>
      <text:p text:style-name="P10">Member Security Log</text:p>
      <text:p text:style-name="P3"/>
      <text:p text:style-name="P3">List information about the changes in security roles of a corporation's members, and the member who made the changes.</text:p>
      <text:p text:style-name="P3"/>
      <text:p text:style-name="P3">Returns an array if successful, or “null” if not</text:p>
      <text:p text:style-name="P3"/>
      <text:p text:style-name="P5">Include needed:</text:p>
      <text:p text:style-name="P3"/>
      <text:p text:style-name="P2">require_once('./classes/eveapi/class.membersecuritylog.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1"><text:span text:style-name="T4">$dataxml = $api-&gt;getMemberSecurityLog([timeout]);</text:span></text:p>
      <text:p text:style-name="P41">$data = MemberSecurity::getMemberSecurityLog($dataxml);</text:p>
      <text:p text:style-name="P41"/>
      <text:p text:style-name="P41"/>
      <text:p text:style-name="P10">Member Tracking</text:p>
      <text:p text:style-name="P3"/>
      <text:p text:style-name="P3">Get a list of a corporation's members. CEOs and Directors will see more information.</text:p>
      <text:p text:style-name="P3"/>
      <text:p text:style-name="P3">Returns an array if successful, or “null” if not</text:p>
      <text:p text:style-name="P3"/>
      <text:p text:style-name="P5">Include needed:</text:p>
      <text:p text:style-name="P3"/>
      <text:p text:style-name="P2">require_once('./classes/eveapi/class.membertracking.php');</text:p>
      <text:p text:style-name="P1"/>
      <text:p text:style-name="P5">Authentication needed:</text:p>
      <text:p text:style-name="P3"/>
      <text:p text:style-name="P3">This needs the character ID to work, and a full API key.</text:p>
      <text:p text:style-name="P1"/>
      <text:p text:style-name="P5">Fetching and parsing:</text:p>
      <text:p text:style-name="P1"/>
      <text:p text:style-name="P1"><text:span text:style-name="T4">$dataxml = $api-&gt;getMemberTracking([timeout]);</text:span></text:p>
      <text:p text:style-name="P41">$data = MemberTracking::getMemberTracking($dataxml);</text:p>
      <text:p text:style-name="P41"/>
      <text:p text:style-name="P41"/>
      <text:p text:style-name="P68"/>
      <text:p text:style-name="P10">Shareholders</text:p>
      <text:p text:style-name="P3"/>
      <text:p text:style-name="P3">Returns the character and corporation share holders of a corporation. </text:p>
      <text:p text:style-name="P3"/>
      <text:p text:style-name="P3">Returns an array if successful, or “null” if not</text:p>
      <text:p text:style-name="P3"/>
      <text:p text:style-name="P5">Include needed:</text:p>
      <text:p text:style-name="P3"/>
      <text:p text:style-name="P2">require_once('./classes/eveapi/class.shareholder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1"><text:span text:style-name="T4">$dataxml = $api-&gt;getShareHolders([timeout]);</text:span></text:p>
      <text:p text:style-name="P41">$data = ShareHolders::getShareHolders($dataxml);</text:p>
      <text:p text:style-name="P41"/>
      <text:p text:style-name="P41"/>
      <text:p text:style-name="P10">Starbase (POS) Details</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 <text:s/>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10"> </text:span><text:span text:style-name="T2">getStarbaseDetail ($id,[timeout]);</text:span></text:p>
      <text:p text:style-name="P1"><text:span text:style-name="T2">$data = StarbaseDetail::</text:span><text:span text:style-name="T10"> </text:span><text:span text:style-name="T2">getStarbaseDetail ($dataxml);</text:span></text:p>
      <text:p text:style-name="P3"/>
      <text:list xml:id="list26422361" text:style-name="L5">
        <text:list-item>
          <text:p text:style-name="P43">id – This is the ID of the POS as returned by getStarbaseList</text:p>
        </text:list-item>
      </text:list>
      <text:p text:style-name="P41"/>
      <text:p text:style-name="P70"/>
      <text:p text:style-name="P10">Starbase (POS) List</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list.php’);</text:p>
      <text:p text:style-name="P1"/>
      <text:p text:style-name="P5">Authentication needed:</text:p>
      <text:p text:style-name="P3"/>
      <text:p text:style-name="P2">This needs the character ID to work, and a full API key. 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10"> </text:span><text:span text:style-name="T2">getStarbaseList ([timeout]);</text:span></text:p>
      <text:p text:style-name="P41">$data = StarbaseList::<text:span text:style-name="T10"> </text:span>getStarbaseList ($dataxml);</text:p>
      <text:p text:style-name="P41"/>
      <text:p text:style-name="P41"/>
      <text:p text:style-name="P10">Titles</text:p>
      <text:p text:style-name="P3"/>
      <text:p text:style-name="P3">List the titles held by a corporation's members. </text:p>
      <text:p text:style-name="P3"/>
      <text:p text:style-name="P3">Returns an array if successful, or “null” if not</text:p>
      <text:p text:style-name="P3"/>
      <text:p text:style-name="P5">Include needed:</text:p>
      <text:p text:style-name="P3"/>
      <text:p text:style-name="P2">require_once('./classes/eveapi/class.title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1"><text:span text:style-name="T4">$dataxml = $api-&gt;getTitles([timeout]);</text:span></text:p>
      <text:p text:style-name="P41">$data = Titles::getTitles($dataxml);</text:p>
      <text:p text:style-name="P41"/>
      <text:p text:style-name="P68"/>
      <text:p text:style-name="P61">EvE Global Functions</text:p>
      <text:p text:style-name="P61"/>
      <text:p text:style-name="P10">Alliance List</text:p>
      <text:p text:style-name="P3"/>
      <text:p text:style-name="P2">Returns all of the member corp IDs of a particular alliance, which can then be used when fetching the corp sheet data. This is a global fetch, no authentication is needed. </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44">$data = AllianceList::getAllianceList($dataxml);</text:p>
      <text:p text:style-name="P44"/>
      <text:p text:style-name="P44"/>
      <text:p text:style-name="P10">Certificate Tree </text:p>
      <text:p text:style-name="P3"/>
      <text:p text:style-name="P3">Lists certificates and their requirements.</text:p>
      <text:p text:style-name="P3"/>
      <text:p text:style-name="P3">Returns an array if successful, or “null” if not</text:p>
      <text:p text:style-name="P3"/>
      <text:p text:style-name="P5">Include needed:</text:p>
      <text:p text:style-name="P3"/>
      <text:p text:style-name="P2">require_once('./classes/eveapi/class.certificatetree.php');</text:p>
      <text:p text:style-name="P1"/>
      <text:p text:style-name="P5">Authentication needed:</text:p>
      <text:p text:style-name="P3"/>
      <text:p text:style-name="P3">None</text:p>
      <text:p text:style-name="P1"/>
      <text:p text:style-name="P5">Fetching and parsing:</text:p>
      <text:p text:style-name="P1"/>
      <text:p text:style-name="P7">$dataxml = $api-&gt;getCertificateTree([timeout]);</text:p>
      <text:p text:style-name="P3">$data = CertificateTree::getCertificateTree($dataxml);</text:p>
      <text:p text:style-name="P41"/>
      <text:p text:style-name="P70"/>
      <text:p text:style-name="P10">Conquerable Station/Outpost List </text:p>
      <text:p text:style-name="P13"/>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list.php');</text:p>
      <text:p text:style-name="P3"/>
      <text:p text:style-name="P5">Authentication needed:</text:p>
      <text:p text:style-name="P1"/>
      <text:p text:style-name="P3">None.</text:p>
      <text:p text:style-name="P1"/>
      <text:p text:style-name="P5">Fetching and parsing:</text:p>
      <text:p text:style-name="P3"/>
      <text:p text:style-name="P2">$dataxml = $api-&gt;getConquerableStationList([timeout]);</text:p>
      <text:p text:style-name="P2">$data = ConquerableStationList::getConquerableStationList($dataxml);</text:p>
      <text:p text:style-name="P41"/>
      <text:p text:style-name="P10">Error List </text:p>
      <text:p text:style-name="P3"/>
      <text:p text:style-name="P2">A list of API error codes and their plain-text descriptions. This is a global fetch, no authentication is needed.</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44">$data = AllianceList::getAllianceList($dataxml);</text:p>
      <text:p text:style-name="P44"/>
      <text:p text:style-name="P69"/>
      <text:p text:style-name="P10">Factional Warfare Top 100 Stats</text:p>
      <text:p text:style-name="P3"/>
      <text:p text:style-name="P3">List the top 100 in factional warfare </text:p>
      <text:p text:style-name="P3"/>
      <text:p text:style-name="P3">Returns an array if successful, or “null” if not</text:p>
      <text:p text:style-name="P3"/>
      <text:p text:style-name="P5">Include needed:</text:p>
      <text:p text:style-name="P3"/>
      <text:p text:style-name="P2">require_once('./classes/eveapi/class.facwartopstats.php');</text:p>
      <text:p text:style-name="P1"/>
      <text:p text:style-name="P5">Authentication needed:</text:p>
      <text:p text:style-name="P3"/>
      <text:p text:style-name="P3">None</text:p>
      <text:p text:style-name="P1"/>
      <text:p text:style-name="P5">Fetching and parsing:</text:p>
      <text:p text:style-name="P1"/>
      <text:p text:style-name="P7">$dataxml = $api-&gt;getFacWarTopStats([timeout]);</text:p>
      <text:p text:style-name="P41">$data = FacWarTopStats::getFacWarTopStats($dataxml);</text:p>
      <text:p text:style-name="P44"/>
      <text:p text:style-name="P44"/>
      <text:p text:style-name="P10">ID to Name Conversion (undocumented, “CharacterName”)</text:p>
      <text:p text:style-name="P3"/>
      <text:p text:style-name="P7">Lists the names of the IDs passed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17">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15">$dataxml = $api-&gt;getCharacterName(ids,[timeout]);</text:p>
      <text:p text:style-name="P17">$data = CharacterName::getCharacterName($dataxml);</text:p>
      <text:p text:style-name="P2"/>
      <text:p text:style-name="P44">“ids” is a comma-separated list of IDs</text:p>
      <text:p text:style-name="Standard"/>
      <text:p text:style-name="P63"><text:span text:style-name="T7"/></text:p>
      <text:p text:style-name="P53"><text:span text:style-name="T7">Name to ID Conversion</text:span><text:span text:style-name="T8"> (“CharacterID”)</text:span></text:p>
      <text:p text:style-name="P55"/>
      <text:p text:style-name="P55">Lists IDs of the names you have passed to it. It can be alliance, corporation or characters.</text:p>
      <text:p text:style-name="P55"/>
      <text:p text:style-name="P55">Returns an array if successful, or “null” if not.</text:p>
      <text:p text:style-name="P55"/>
      <text:p text:style-name="P56">Include needed:</text:p>
      <text:p text:style-name="P55"/>
      <text:p text:style-name="P23">require_once('./classes/eveapi/class.characterid.php');</text:p>
      <text:p text:style-name="P53"/>
      <text:p text:style-name="P56">Authentication needed:</text:p>
      <text:p text:style-name="P55"/>
      <text:p text:style-name="P55">none</text:p>
      <text:p text:style-name="P53"/>
      <text:p text:style-name="P56">Fetching and parsing:</text:p>
      <text:p text:style-name="P53"/>
      <text:p text:style-name="P58">$dataxml = $api-&gt;getCharacterID(names,[timeout]);</text:p>
      <text:p text:style-name="P23">$data = CharacterID::getCharacterID($dataxml);</text:p>
      <text:p text:style-name="P54"/>
      <text:p text:style-name="P54">“names” is a comma-separated list of names</text:p>
      <text:p text:style-name="P53"/>
      <text:p text:style-name="P53"/>
      <text:p text:style-name="P59">ID to Character Portrait </text:p>
      <text:p text:style-name="P55"/>
      <text:p text:style-name="P55">When called this function returns the portrait of the character that corresponds to the ID passed to it. Unlike all other EvE API functions, it does not return XML, but a path to a JPEG file. Therefore, there is no corresponding “parse” function or class.</text:p>
      <text:p text:style-name="P55"/>
      <text:p text:style-name="P55">Returns the path to the fetched JPEG if successful, or “null” if not.</text:p>
      <text:p text:style-name="P55"/>
      <text:p text:style-name="P56">Include needed:</text:p>
      <text:p text:style-name="P55"/>
      <text:p text:style-name="P58">require_once('./classes/eveapi/class.api.php');</text:p>
      <text:p text:style-name="P25"/>
      <text:p text:style-name="P56">Authentication needed:</text:p>
      <text:p text:style-name="P55"/>
      <text:p text:style-name="P55">None</text:p>
      <text:p text:style-name="P53"/>
      <text:p text:style-name="P56">Fetching:</text:p>
      <text:p text:style-name="P53"/>
      <text:p text:style-name="P58">$path = $api-&gt;getCharacterPortrait(id,[size],[timeout]);</text:p>
      <text:p text:style-name="P24"/>
      <text:list xml:id="list27563935" text:continue-list="list26442700" text:style-name="L4">
        <text:list-item>
          <text:p text:style-name="P32"><text:span text:style-name="T2">“id” – The ID of the character whose portrait you are fetching.</text:span></text:p>
        </text:list-item>
        <text:list-item>
          <text:p text:style-name="P32"><text:span text:style-name="T2">“size” - The size of the portrait. The EvE API currently recognizes the values “64” and “256”</text:span></text:p>
        </text:list-item>
        <text:list-item>
          <text:p text:style-name="P33">“timeout” defaults to 1440 minutes</text:p>
        </text:list-item>
      </text:list>
      <text:p text:style-name="P71"/>
      <text:p text:style-name="P72"/>
      <text:p text:style-name="P64"/>
      <text:p text:style-name="P10">RefTypes List </text:p>
      <text:p text:style-name="P3"/>
      <text:p text:style-name="P2">Gets a complete list of refTypes, which are needed to map the data returned by getWalletJournal and getWalletTransactions into types of transactions, such as “Player Donation”. This is a global fetch, no authentication is <text:s/>needed. </text:p>
      <text:p text:style-name="P1"/>
      <text:p text:style-name="P2">Returns an array if successful, and “null” if not.</text:p>
      <text:p text:style-name="P1"/>
      <text:p text:style-name="P5">Include needed:</text:p>
      <text:p text:style-name="P3"/>
      <text:p text:style-name="P2">require_once('./classes/eveapi/class.reftypes.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72">$data = RefTypes::getRefTypes($dataxml);</text:p>
      <text:p text:style-name="P72"/>
      <text:p text:style-name="P72"/>
      <text:p text:style-name="P10">Server Status</text:p>
      <text:p text:style-name="P3"/>
      <text:p text:style-name="P3">Lists the status of the server and number of pilots online.</text:p>
      <text:p text:style-name="P3"/>
      <text:p text:style-name="P3">Returns an array if successful, or “null” if not</text:p>
      <text:p text:style-name="P3"/>
      <text:p text:style-name="P5">Include needed:</text:p>
      <text:p text:style-name="P3"/>
      <text:p text:style-name="P2">require_once('./classes/eveapi/class.serverstatus.php');</text:p>
      <text:p text:style-name="P1"/>
      <text:p text:style-name="P5">Authentication needed:</text:p>
      <text:p text:style-name="P3"/>
      <text:p text:style-name="P3">None</text:p>
      <text:p text:style-name="P1"/>
      <text:p text:style-name="P5">Fetching and parsing:</text:p>
      <text:p text:style-name="P1"/>
      <text:p text:style-name="P7">$dataxml = $api-&gt;getServerStatus([timeout]);</text:p>
      <text:p text:style-name="P3">$data = ServerStatus::getServerStatus($dataxml);</text:p>
      <text:p text:style-name="P72"/>
      <text:p text:style-name="P75"/>
      <text:p text:style-name="P10">Skill Tree</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skilltree.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72"/>
      <text:p text:style-name="P72"/>
      <text:p text:style-name="P61">Map Functions</text:p>
      <text:p text:style-name="P61"/>
      <text:p text:style-name="P1"><text:span text:style-name="T7">Factional Warfare Occupancy Map</text:span><text:span text:style-name="T9">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text:span text:style-name="T16">lasses/eveapi/class.f</text:span><text:span text:style-name="T17">acwarsystems</text:span><text:span text:style-name="T16">.php</text:span>');</text:p>
      <text:p text:style-name="P1"/>
      <text:p text:style-name="P5">Authentication needed:</text:p>
      <text:p text:style-name="P3"/>
      <text:p text:style-name="P3">None</text:p>
      <text:p text:style-name="P1"/>
      <text:p text:style-name="P5">Fetching and parsing:</text:p>
      <text:p text:style-name="P1"/>
      <text:p text:style-name="P53"><text:span text:style-name="T4">$dataxml = $api-&gt;get</text:span><text:span text:style-name="T5">FacWarSystems</text:span><text:span text:style-name="T4">([timeout]);</text:span></text:p>
      <text:p text:style-name="P57">$data = FacWarSystems::get<text:span text:style-name="T18">FacWarSystems</text:span>($dataxml);</text:p>
      <text:p text:style-name="P57"/>
      <text:p text:style-name="P5"/>
      <text:p text:style-name="P66"/>
      <text:p text:style-name="P1"><text:span text:style-name="T7">Jumps</text:span><text:span text:style-name="T2"> </text:span></text:p>
      <text:p text:style-name="P3"/>
      <text:p text:style-name="P3">Returns the number of ship jumps for each solar system in the last hour.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jumps.php');</text:p>
      <text:p text:style-name="P1"/>
      <text:p text:style-name="P5">Authentication needed:</text:p>
      <text:p text:style-name="P3"/>
      <text:p text:style-name="P3">None</text:p>
      <text:p text:style-name="P1"/>
      <text:p text:style-name="P5">Fetching and parsing:</text:p>
      <text:p text:style-name="P1"/>
      <text:p text:style-name="P7">$dataxml = $api-&gt;getJumps([timeout]);</text:p>
      <text:p text:style-name="P7">$data = Jumps::getJumps($dataxml);</text:p>
      <text:p text:style-name="P1"/>
      <text:p text:style-name="P1"/>
      <text:p text:style-name="P10">Kills </text:p>
      <text:p text:style-name="P3"/>
      <text:p text:style-name="P3">Lists the number of kills within solar systems in the last hour. If a system is not listed it has had no kills.</text:p>
      <text:p text:style-name="P3"/>
      <text:p text:style-name="P3">Returns an array if successful, and “null” if not.</text:p>
      <text:p text:style-name="P3"/>
      <text:p text:style-name="P5">Include needed:</text:p>
      <text:p text:style-name="P3"/>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imeout]);</text:p>
      <text:p text:style-name="P7">$data = Kills::getKills($dataxml);</text:p>
      <text:p text:style-name="P2"/>
      <text:p text:style-name="P65"/>
      <text:p text:style-name="P1"><text:span text:style-name="T7">Sovereignty</text:span><text:span text:style-name="T9"> </text:span></text:p>
      <text:p text:style-name="P3"/>
      <text:p text:style-name="P3">Lists Solar systems and which factions or alliances claim them.</text:p>
      <text:p text:style-name="P3"/>
      <text:p text:style-name="P3">Returns an array if successful, or “null” if not</text:p>
      <text:p text:style-name="P3"/>
      <text:p text:style-name="P5">Include needed:</text:p>
      <text:p text:style-name="P3"/>
      <text:p text:style-name="P2">require_once('./classes/eveapi/class.sovereignty.php');</text:p>
      <text:p text:style-name="P1"/>
      <text:p text:style-name="P5">Authentication needed:</text:p>
      <text:p text:style-name="P3"/>
      <text:p text:style-name="P3">None</text:p>
      <text:p text:style-name="P1"/>
      <text:p text:style-name="P5">Fetching and parsing:</text:p>
      <text:p text:style-name="P1"/>
      <text:p text:style-name="P7">$dataxml = $api-&gt;getSovereignty([timeout]);</text:p>
      <text:p text:style-name="P7">$data = Sovereignty::getSovereignty($dataxml);</text:p>
      <text:p text:style-name="P48"/>
      <text:p text:style-name="P1"/>
      <text:p text:style-name="P49">EvE-Central functions</text:p>
      <text:p text:style-name="P49"/>
      <text:p text:style-name="P8">The EvE-Central API is provided by eve-central.com. Neither the API nor the data returned by it are maintained by CCP.</text:p>
      <text:p text:style-name="P8"/>
      <text:p text:style-name="P10">Minerals (“EvEMon”)</text:p>
      <text:p text:style-name="P3"/>
      <text:p text:style-name="P3">Retrieve the median mineral prices in the empire regions in a format dige<text:span text:style-name="T27">stable by EvEMon.</text:span></text:p>
      <text:p text:style-name="P1"/>
      <text:p text:style-name="P5">Include needed:</text:p>
      <text:p text:style-name="P3"/>
      <text:p text:style-name="P2">require_once('./classes/eveapi/class.minerals.php');</text:p>
      <text:p text:style-name="P1"/>
      <text:p text:style-name="P5">Authentication needed:</text:p>
      <text:p text:style-name="P3"/>
      <text:p text:style-name="P2">None</text:p>
      <text:p text:style-name="P1"/>
      <text:p text:style-name="P5">Fetching and parsing:</text:p>
      <text:p text:style-name="P3"/>
      <text:p text:style-name="P2">$dataxml = $api-&gt;getMinerals([timeout]);</text:p>
      <text:p text:style-name="P2">$data = Minerals::getMinerals($dataxml);</text:p>
      <text:p text:style-name="P2"/>
      <text:list xml:id="list27560078" text:continue-list="list26443161" text:style-name="L3">
        <text:list-item>
          <text:p text:style-name="P27">“timeout” defaults to 30 minutes.</text:p>
        </text:list-item>
      </text:list>
      <text:p text:style-name="P73"/>
      <text:p text:style-name="P76"/>
      <text:p text:style-name="P49"><text:span text:style-name="T9">Quick Look</text:span></text:p>
      <text:p text:style-name="P3"/>
      <text:p text:style-name="P2">Retrieve all of the available market orders, including prices, stations, order IDs, volumes, etc. </text:p>
      <text:p text:style-name="P1"/>
      <text:p text:style-name="P2">Returns an array if successful, and “null” if not.</text:p>
      <text:p text:style-name="P1"/>
      <text:p text:style-name="P5">Include needed:</text:p>
      <text:p text:style-name="P5"/>
      <text:p text:style-name="P2">require_once(‘./classes/eveapi/class.quicklook.php’);</text:p>
      <text:p text:style-name="P1"/>
      <text:p text:style-name="P5">Authentication needed:</text:p>
      <text:p text:style-name="P3"/>
      <text:p text:style-name="P2">None</text:p>
      <text:p text:style-name="P1"/>
      <text:p text:style-name="P5">Fetching and parsing:</text:p>
      <text:p text:style-name="P3"/>
      <text:p text:style-name="P2">$dataxml=$api-&gt;getQuickLook(typeid,[sethours],[regionlimit],[usesystem],[setminQ],[timeout]);</text:p>
      <text:p text:style-name="P2">$data = QuickLook::getQuickLook($dataxml);</text:p>
      <text:p text:style-name="P1"/>
      <text:list xml:id="list27544772" text:continue-numbering="true" text:style-name="L3">
        <text:list-item>
          <text:p text:style-name="P30"><text:span text:style-name="T2">“typeid” – The type ID of the item you wish to see market orders for. This ID can be gotten from the EvE data dump.</text:span></text:p>
        </text:list-item>
        <text:list-item>
          <text:p text:style-name="P30"><text:span text:style-name="T2">“sethours” <text:s/>– </text:span><text:span text:style-name="T4">Get orders which have been posted within the last X hours. Defaults to 360</text:span><text:span text:style-name="T2">.</text:span></text:p>
        </text:list-item>
        <text:list-item>
          <text:p text:style-name="P30"><text:span text:style-name="T2">“regionlimit” <text:s/>– </text:span><text:span text:style-name="T4">Restrict the view to only show from within the specified region IDs. These Ids can be gotten from the EvE data dump. Can be specified multiple times. If specifying multiple times, pass an array of region IDs; otherwise, pass a numeric value.</text:span></text:p>
        </text:list-item>
        <text:list-item>
          <text:p text:style-name="P30"><text:span text:style-name="T4">usesystem – Restrict the view to this system only, specified by system ID. This ID can be gotten from the EvE data dump.</text:span></text:p>
        </text:list-item>
        <text:list-item>
          <text:p text:style-name="P30"><text:span text:style-name="T4">setminQ – Restrict the view to show only orders above the specified quantity.</text:span></text:p>
        </text:list-item>
        <text:list-item>
          <text:p text:style-name="P27"><text:span text:style-name="T28">“timeout” defaults to 30 minutes.</text:span></text:p>
          <text:p text:style-name="P74"/>
          <text:p text:style-name="P77"/>
        </text:list-item>
      </text:list>
      <text:p text:style-name="P49"><text:span text:style-name="T9">Market Statistics</text:span></text:p>
      <text:p text:style-name="P3"/>
      <text:p text:style-name="P2">Retrieve aggregate statistics for the items specified. </text:p>
      <text:p text:style-name="P1"/>
      <text:p text:style-name="P2">Returns an array if successful, and “null” if not.</text:p>
      <text:p text:style-name="P1"/>
      <text:p text:style-name="P5">Include needed:</text:p>
      <text:p text:style-name="P5"/>
      <text:p text:style-name="P2">require_once(‘./classes/eveapi/class.marketstat.php’);</text:p>
      <text:p text:style-name="P1"/>
      <text:p text:style-name="P5">Authentication needed:</text:p>
      <text:p text:style-name="P3"/>
      <text:p text:style-name="P2">None</text:p>
      <text:p text:style-name="P1"/>
      <text:p text:style-name="P5">Fetching and parsing:</text:p>
      <text:p text:style-name="P3"/>
      <text:p text:style-name="P2">$dataxml=$api-&gt;getMarketStat(typeid,[sethours],[regionlimit],[setminQ],[timeout]);</text:p>
      <text:p text:style-name="P2">$data = MarketStat::getMarketStat($dataxml);</text:p>
      <text:p text:style-name="P1"/>
      <text:list xml:id="list27540781" text:continue-numbering="true" text:style-name="L3">
        <text:list-item>
          <text:p text:style-name="P30"><text:span text:style-name="T2">“typeid” – The type ID of the item you wish to see market orders for. This ID can be gotten from the EvE data dump. </text:span><text:span text:style-name="T4">Can be specified multiple times. If specifying multiple times, pass an array of type IDs; otherwise, pass a numeric value.</text:span></text:p>
        </text:list-item>
        <text:list-item>
          <text:p text:style-name="P30"><text:span text:style-name="T2">“sethours” <text:s/>– </text:span><text:span text:style-name="T4">Get orders which have been posted within the last X hours. Defaults to 360??</text:span><text:span text:style-name="T2">.</text:span></text:p>
        </text:list-item>
        <text:list-item>
          <text:p text:style-name="P30"><text:span text:style-name="T2">“regionlimit” <text:s/>– </text:span><text:span text:style-name="T4">Restrict statistics to specific region IDs. These IDs can be gotten from the EvE data dump. Can be specified multiple times. If specifying multiple times, pass an array of region IDs; otherwise, pass a numeric value.</text:span></text:p>
        </text:list-item>
        <text:list-item>
          <text:p text:style-name="P30"><text:span text:style-name="T4">setminQ – The minimum quantity in an order to consider it for the statistics .</text:span></text:p>
        </text:list-item>
        <text:list-item>
          <text:p text:style-name="P29">“timeout” defaults to 30 minu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F" fo:font-size="12pt" fo:language="en" fo:country="GB"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5417in" fo:margin-right="0.51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5$Build-9350</meta:generator>
    <dc:date>2009-01-12T07:44:33.51</dc:date>
    <meta:editing-duration>PT63H54M40S</meta:editing-duration>
    <meta:editing-cycles>70</meta:editing-cycles>
    <meta:document-statistic meta:table-count="0" meta:image-count="0" meta:object-count="0" meta:page-count="29" meta:paragraph-count="597" meta:word-count="4810" meta:character-count="33518"/>
    <meta:user-defined meta:name="Info 1"/>
    <meta:user-defined meta:name="Info 2"/>
    <meta:user-defined meta:name="Info 3"/>
    <meta:user-defined meta:name="Info 4"/>
  </office:meta>
</office:document-meta>
</file>